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ba6cca"/>
    </style:style>
    <style:style style:name="P4" style:family="paragraph" style:parent-style-name="Heading_20_2">
      <style:text-properties officeooo:paragraph-rsid="06da3b53"/>
    </style:style>
    <style:style style:name="P5" style:family="paragraph" style:parent-style-name="Heading_20_2">
      <style:text-properties officeooo:paragraph-rsid="06fdd309"/>
    </style:style>
    <style:style style:name="P6" style:family="paragraph" style:parent-style-name="Heading_20_2">
      <style:text-properties officeooo:paragraph-rsid="070984b6"/>
    </style:style>
    <style:style style:name="P7" style:family="paragraph" style:parent-style-name="Heading_20_2">
      <style:text-properties officeooo:paragraph-rsid="070ce36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6fdb0d7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fo:color="#000000" loext:opacity="100%" style:text-position="0% 100%" style:font-name="Monospace" fo:font-size="12pt" fo:font-style="normal" fo:font-weight="normal" officeooo:rsid="0694787f" officeooo:paragraph-rsid="06c02f1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1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cab667"/>
    </style:style>
    <style:style style:name="P12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0ce36d"/>
    </style:style>
    <style:style style:name="P13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c488a3"/>
    </style:style>
    <style:style style:name="P14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17c415"/>
    </style:style>
    <style:style style:name="P15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rsid="071f41ed" officeooo:paragraph-rsid="071f41ed"/>
    </style:style>
    <style:style style:name="P16" style:family="paragraph" style:parent-style-name="Standard">
      <style:paragraph-properties fo:margin-top="0.1189in" fo:margin-bottom="0.1189in" style:contextual-spacing="false"/>
      <style:text-properties officeooo:paragraph-rsid="06c8b990"/>
    </style:style>
    <style:style style:name="P17" style:family="paragraph" style:parent-style-name="Text_20_body">
      <style:text-properties officeooo:rsid="06fdd309" officeooo:paragraph-rsid="06fdd309"/>
    </style:style>
    <style:style style:name="P18" style:family="paragraph" style:parent-style-name="Text_20_body">
      <style:text-properties officeooo:paragraph-rsid="06fdd309"/>
    </style:style>
    <style:style style:name="P19" style:family="paragraph" style:parent-style-name="Text_20_body">
      <style:text-properties officeooo:paragraph-rsid="07027020"/>
    </style:style>
    <style:style style:name="P20" style:family="paragraph" style:parent-style-name="Text_20_body">
      <style:text-properties officeooo:rsid="07043e8a" officeooo:paragraph-rsid="07043e8a"/>
    </style:style>
    <style:style style:name="P21" style:family="paragraph" style:parent-style-name="Text_20_body">
      <style:text-properties style:font-name="Monospace" fo:language="en" fo:country="US" officeooo:rsid="06eaa126" officeooo:paragraph-rsid="070984b6" style:font-size-asian="10.5pt" style:font-name-complex="David CLM" style:font-weight-complex="normal"/>
    </style:style>
    <style:style style:name="P22" style:family="paragraph" style:parent-style-name="Text_20_body">
      <style:text-properties style:font-name="Monospace" officeooo:rsid="070984b6" officeooo:paragraph-rsid="070984b6" style:font-size-asian="10.5pt" style:font-name-complex="David CLM" style:font-weight-complex="normal"/>
    </style:style>
    <style:style style:name="P23" style:family="paragraph" style:parent-style-name="Text_20_body">
      <style:paragraph-properties fo:line-height="100%"/>
      <style:text-properties style:font-name="Monospace" officeooo:rsid="069f2fb2" officeooo:paragraph-rsid="070ce36d" style:font-size-asian="10.5pt" style:font-name-complex="David CLM" style:font-weight-complex="normal"/>
    </style:style>
    <style:style style:name="P24" style:family="paragraph" style:parent-style-name="Text_20_body">
      <style:paragraph-properties fo:line-height="100%" fo:text-align="end" style:justify-single-word="false" style:writing-mode="rl-tb"/>
      <style:text-properties officeooo:paragraph-rsid="070ce36d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6dfa93a" officeooo:paragraph-rsid="070ce36d" style:font-size-asian="10.5pt" style:font-name-complex="David CLM" style:font-weight-complex="normal"/>
    </style:style>
    <style:style style:name="P26" style:family="paragraph" style:parent-style-name="Text_20_body">
      <style:paragraph-properties fo:line-height="100%" fo:text-align="start" style:justify-single-word="false" style:writing-mode="lr-tb"/>
      <style:text-properties officeooo:paragraph-rsid="070ce36d"/>
    </style:style>
    <style:style style:name="P27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70ce36d" style:font-size-asian="10.5pt" style:font-name-complex="David CLM" style:font-weight-complex="normal"/>
    </style:style>
    <style:style style:name="P28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70ce36d"/>
    </style:style>
    <style:style style:name="P29" style:family="paragraph" style:parent-style-name="Heading_20_1">
      <style:paragraph-properties fo:line-height="100%"/>
      <style:text-properties officeooo:paragraph-rsid="04af6545"/>
    </style:style>
    <style:style style:name="P30" style:family="paragraph" style:parent-style-name="Heading_20_2">
      <style:text-properties officeooo:paragraph-rsid="072609fb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33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paragraph-rsid="071f41ed"/>
    </style:style>
    <style:style style:name="P34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paragraph-rsid="072609fb"/>
    </style:style>
    <style:style style:name="P35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rsid="082e6564" officeooo:paragraph-rsid="071f41ed"/>
    </style:style>
    <style:style style:name="P36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officeooo:rsid="082e6564" officeooo:paragraph-rsid="072609fb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paragraph-rsid="07228a42"/>
    </style:style>
    <style:style style:name="P40" style:family="paragraph" style:parent-style-name="Standard">
      <style:paragraph-properties fo:margin-top="0.1189in" fo:margin-bottom="0.1189in" style:contextual-spacing="false"/>
      <style:text-properties officeooo:paragraph-rsid="072609fb"/>
    </style:style>
    <style:style style:name="P41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72609fb"/>
    </style:style>
    <style:style style:name="P42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rsid="071f41ed" officeooo:paragraph-rsid="072609fb"/>
    </style:style>
    <style:style style:name="P43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de772b" officeooo:paragraph-rsid="070984b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4" style:family="paragraph" style:parent-style-name="Text_20_body">
      <style:paragraph-properties fo:line-height="100%"/>
      <style:text-properties officeooo:rsid="04af6545" officeooo:paragraph-rsid="06f96cd4"/>
    </style:style>
    <style:style style:name="P45" style:family="paragraph" style:parent-style-name="Text_20_body">
      <style:paragraph-properties fo:line-height="100%" fo:text-align="end" style:justify-single-word="false" style:writing-mode="rl-tb"/>
      <style:text-properties style:font-name="Monospace" fo:language="en" fo:country="US" officeooo:rsid="070b3c3c" officeooo:paragraph-rsid="070ce36d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fo:color="#000000" loext:opacity="100%" style:font-name="Monospace" fo:font-size="12pt" fo:font-style="normal" fo:font-weight="normal" officeooo:rsid="06fdd3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" style:family="text">
      <style:text-properties fo:color="#000000" loext:opacity="100%" style:font-name="Monospace" fo:font-size="12pt" fo:font-style="normal" fo:font-weight="normal" officeooo:rsid="070984b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70af6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711051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7126d1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72609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a3b5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d8d2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d947e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f4e7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708557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70ed6d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715e28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72609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20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21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22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23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24" style:family="text">
      <style:text-properties style:font-name="Monospace" fo:language="en" fo:country="US" fo:font-weight="bold" officeooo:rsid="06f4e7cc" style:font-size-asian="10.5pt" style:font-weight-asian="bold" style:font-name-complex="David CLM" style:font-weight-complex="bold"/>
    </style:style>
    <style:style style:name="T25" style:family="text">
      <style:text-properties style:font-name="Monospace" fo:language="en" fo:country="US" fo:font-weight="normal" style:font-size-asian="10.5pt" style:font-weight-asian="normal" style:font-name-complex="David CLM" style:font-weight-complex="normal"/>
    </style:style>
    <style:style style:name="T26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27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28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weight="normal" officeooo:rsid="06f4e7cc" style:font-size-asian="10.5pt" style:font-weight-asian="normal" style:font-name-complex="David CLM" style:font-weight-complex="normal"/>
    </style:style>
    <style:style style:name="T35" style:family="text">
      <style:text-properties style:font-name="Monospace" fo:language="en" fo:country="US" fo:font-weight="normal" officeooo:rsid="06f63e28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6fdb0d7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70ba20d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71787c2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7185b57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719028e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weight="normal" officeooo:rsid="071ac21c" style:font-size-asian="10.5pt" style:font-weight-asian="normal" style:font-name-complex="David CLM" style:font-weight-complex="normal"/>
    </style:style>
    <style:style style:name="T42" style:family="text">
      <style:text-properties style:font-name="Monospace" fo:language="en" fo:country="US" fo:font-weight="normal" officeooo:rsid="071f41ed" style:font-size-asian="10.5pt" style:font-weight-asian="normal" style:font-name-complex="David CLM" style:font-weight-complex="normal"/>
    </style:style>
    <style:style style:name="T43" style:family="text">
      <style:text-properties style:font-name="Monospace" fo:language="en" fo:country="US" fo:font-weight="normal" officeooo:rsid="0717c415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71d106d" style:font-size-asian="10.5pt" style:font-weight-asian="normal" style:font-name-complex="David CLM" style:font-weight-complex="normal"/>
    </style:style>
    <style:style style:name="T45" style:family="text">
      <style:text-properties style:font-name="Monospace" fo:language="en" fo:country="US" fo:font-weight="normal" officeooo:rsid="071da61b" style:font-size-asian="10.5pt" style:font-weight-asian="normal" style:font-name-complex="David CLM" style:font-weight-complex="normal"/>
    </style:style>
    <style:style style:name="T46" style:family="text">
      <style:text-properties style:font-name="Monospace" fo:language="en" fo:country="US" fo:font-weight="normal" officeooo:rsid="07210de5" style:font-size-asian="10.5pt" style:font-weight-asian="normal" style:font-name-complex="David CLM" style:font-weight-complex="normal"/>
    </style:style>
    <style:style style:name="T47" style:family="text">
      <style:text-properties style:font-name="Monospace" fo:language="en" fo:country="US" fo:font-weight="normal" officeooo:rsid="0723d662" style:font-size-asian="10.5pt" style:font-weight-asian="normal" style:font-name-complex="David CLM" style:font-weight-complex="normal"/>
    </style:style>
    <style:style style:name="T48" style:family="text">
      <style:text-properties style:font-name="Monospace" fo:language="en" fo:country="US" fo:font-weight="normal" officeooo:rsid="0724a855" style:font-size-asian="10.5pt" style:font-weight-asian="normal" style:font-name-complex="David CLM" style:font-weight-complex="normal"/>
    </style:style>
    <style:style style:name="T49" style:family="text">
      <style:text-properties style:font-name="Monospace" fo:language="en" fo:country="US" fo:font-style="italic" fo:font-weight="normal" officeooo:rsid="071787c2" style:font-size-asian="10.5pt" style:font-style-asian="italic" style:font-weight-asian="normal" style:font-name-complex="David CLM" style:font-style-complex="italic" style:font-weight-complex="normal"/>
    </style:style>
    <style:style style:name="T50" style:family="text">
      <style:text-properties style:font-name="Monospace" fo:language="en" fo:country="US" fo:font-style="italic" fo:font-weight="normal" officeooo:rsid="07185b57" style:font-size-asian="10.5pt" style:font-style-asian="italic" style:font-weight-asian="normal" style:font-name-complex="David CLM" style:font-style-complex="italic" style:font-weight-complex="normal"/>
    </style:style>
    <style:style style:name="T51" style:family="text">
      <style:text-properties style:font-name="Monospace" fo:language="en" fo:country="US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55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56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57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58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59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70ba20d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70b3c3c" style:font-size-asian="10.5pt" style:font-name-complex="David CLM" style:font-weight-complex="normal"/>
    </style:style>
    <style:style style:name="T62" style:family="text">
      <style:text-properties style:font-name="Monospace" fo:language="en" fo:country="US" officeooo:rsid="070c9b07" style:font-size-asian="10.5pt" style:font-name-complex="David CLM" style:font-weight-complex="normal"/>
    </style:style>
    <style:style style:name="T63" style:family="text">
      <style:text-properties style:font-name="Monospace" fo:language="en" fo:country="US" officeooo:rsid="070f28f7" style:font-size-asian="10.5pt" style:font-name-complex="David CLM" style:font-weight-complex="normal"/>
    </style:style>
    <style:style style:name="T64" style:family="text">
      <style:text-properties style:font-name="Monospace" fo:language="en" fo:country="US" officeooo:rsid="0710b18e" style:font-size-asian="10.5pt" style:font-name-complex="David CLM" style:font-weight-complex="normal"/>
    </style:style>
    <style:style style:name="T65" style:family="text">
      <style:text-properties style:font-name="Monospace" fo:language="en" fo:country="US" fo:font-style="normal" fo:font-weight="bold" officeooo:rsid="083b8889" style:font-size-asian="10.5pt" style:font-style-asian="normal" style:font-weight-asian="bold" style:font-name-complex="David CLM" style:font-style-complex="normal" style:font-weight-complex="normal"/>
    </style:style>
    <style:style style:name="T66" style:family="text">
      <style:text-properties style:font-name="Monospace" fo:language="en" fo:country="US" fo:font-style="normal" fo:font-weight="bold" officeooo:rsid="083bf471" style:font-size-asian="10.5pt" style:font-style-asian="normal" style:font-weight-asian="bold" style:font-name-complex="David CLM" style:font-style-complex="normal" style:font-weight-complex="normal"/>
    </style:style>
    <style:style style:name="T67" style:family="text">
      <style:text-properties style:font-name="Monospace" fo:language="en" fo:country="US" fo:font-style="normal" fo:font-weight="bold" officeooo:rsid="082e6564" style:font-size-asian="10.5pt" style:font-style-asian="normal" style:font-weight-asian="bold" style:font-name-complex="David CLM" style:font-style-complex="normal" style:font-weight-complex="normal"/>
    </style:style>
    <style:style style:name="T68" style:family="text">
      <style:text-properties style:font-name="Monospace" fo:language="en" fo:country="US" fo:font-style="normal" fo:font-weight="bold" officeooo:rsid="083a7dac" style:font-size-asian="10.5pt" style:font-style-asian="normal" style:font-weight-asian="bold" style:font-name-complex="David CLM" style:font-style-complex="normal" style:font-weight-complex="normal"/>
    </style:style>
    <style:style style:name="T69" style:family="text">
      <style:text-properties style:font-name="Monospace" style:font-size-asian="10.5pt" style:font-name-complex="David CLM" style:font-weight-complex="normal"/>
    </style:style>
    <style:style style:name="T70" style:family="text">
      <style:text-properties style:font-name="Monospace" officeooo:rsid="07027020" style:font-size-asian="10.5pt" style:font-name-complex="David CLM" style:font-weight-complex="normal"/>
    </style:style>
    <style:style style:name="T71" style:family="text">
      <style:text-properties style:font-name="Monospace" officeooo:rsid="0705aea2" style:font-size-asian="10.5pt" style:font-name-complex="David CLM" style:font-weight-complex="normal"/>
    </style:style>
    <style:style style:name="T72" style:family="text">
      <style:text-properties style:font-name="Monospace" officeooo:rsid="07071a0e" style:font-size-asian="10.5pt" style:font-name-complex="David CLM" style:font-weight-complex="normal"/>
    </style:style>
    <style:style style:name="T73" style:family="text">
      <style:text-properties style:font-name="Monospace" officeooo:rsid="0708557d" style:font-size-asian="10.5pt" style:font-name-complex="David CLM" style:font-weight-complex="normal"/>
    </style:style>
    <style:style style:name="T74" style:family="text">
      <style:text-properties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6c488a3" style:font-weight-asian="normal" style:font-weight-complex="normal"/>
    </style:style>
    <style:style style:name="T77" style:family="text">
      <style:text-properties fo:font-weight="normal" officeooo:rsid="06c6a5fd" style:font-weight-asian="normal" style:font-weight-complex="normal"/>
    </style:style>
    <style:style style:name="T78" style:family="text">
      <style:text-properties fo:font-weight="normal" officeooo:rsid="070af690" style:font-weight-asian="normal" style:font-weight-complex="normal"/>
    </style:style>
    <style:style style:name="T79" style:family="text">
      <style:text-properties fo:font-weight="normal" officeooo:rsid="07228a42" style:font-weight-asian="normal" style:font-weight-complex="normal"/>
    </style:style>
    <style:style style:name="T80" style:family="text">
      <style:text-properties officeooo:rsid="04af6545"/>
    </style:style>
    <style:style style:name="T81" style:family="text">
      <style:text-properties style:text-position="sub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82" style:family="text">
      <style:text-properties style:text-position="sub 58%" fo:language="en" fo:country="US"/>
    </style:style>
    <style:style style:name="T83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84" style:family="text">
      <style:text-properties fo:language="en" fo:country="US"/>
    </style:style>
    <style:style style:name="T85" style:family="text">
      <style:text-properties fo:language="en" fo:country="US" fo:font-weight="bold" officeooo:rsid="06f63e28" style:font-size-asian="10.5pt" style:font-weight-asian="bold" style:font-weight-complex="bold"/>
    </style:style>
    <style:style style:name="T86" style:family="text">
      <style:text-properties fo:language="en" fo:country="US" fo:font-weight="normal" officeooo:rsid="06f63e28" style:font-size-asian="10.5pt" style:font-weight-asian="normal" style:font-weight-complex="normal"/>
    </style:style>
    <style:style style:name="T87" style:family="text">
      <style:text-properties officeooo:rsid="06fae1b4"/>
    </style:style>
    <style:style style:name="T88" style:family="text">
      <style:text-properties officeooo:rsid="06fdd309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6fdd309" style:font-weight-asian="bold" style:font-weight-complex="bold"/>
    </style:style>
    <style:style style:name="T91" style:family="text">
      <style:text-properties officeooo:rsid="06fecd80"/>
    </style:style>
    <style:style style:name="T92" style:family="text">
      <style:text-properties officeooo:rsid="06ff6f20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6fecd80" style:font-style-asian="italic" style:font-style-complex="italic"/>
    </style:style>
    <style:style style:name="T95" style:family="text">
      <style:text-properties officeooo:rsid="07009036"/>
    </style:style>
    <style:style style:name="T96" style:family="text">
      <style:text-properties officeooo:rsid="07027020"/>
    </style:style>
    <style:style style:name="T97" style:family="text">
      <style:text-properties fo:language="en" fo:country="US"/>
    </style:style>
    <style:style style:name="T98" style:family="text">
      <style:text-properties style:text-position="0% 100%" fo:language="en" fo:country="US"/>
    </style:style>
    <style:style style:name="T99" style:family="text">
      <style:text-properties style:text-position="0% 100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0" style:family="text">
      <style:text-properties style:text-position="super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101" style:family="text">
      <style:text-properties officeooo:rsid="072609f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1">מטלה</text:span><text:span text:style-name="T80"> –</text:span><text:span text:style-name="T2"> </text:span><text:span text:style-name="T83">מיזוג הצעות תקציב</text:span></text:h>
      <text:p text:style-name="P44">‫יש לענות על שאלה אחת לבחירתכם. שאלות רגילות מזכות בנקודה אחת. שאלות או סעיפים עם כוכבית‬ מזכים בנקודה נוספת.‬</text:p>
      <text:p text:style-name="P30"><text:span text:style-name="T75">שאלה </text:span><text:span text:style-name="T8">1</text:span><text:span text:style-name="T9">:</text:span><text:span text:style-name="T75"> </text:span><text:span text:style-name="T76">הוגנות </text:span><text:span text:style-name="T17">ליחידים</text:span><text:span text:style-name="T12"> – </text:span><text:span text:style-name="T13">תנאי</text:span><text:span text:style-name="T12"> משופר</text:span></text:p>
      <text:p text:style-name="P40"><text:span text:style-name="T21">שאלה זו מתייחסת לא</text:span><text:span text:style-name="T19">לגוריתם החציון המוכלל עם פונקציות עולות </text:span><text:span text:style-name="T20">ליניאריות</text:span><text:span text:style-name="T19">. </text:span><text:span text:style-name="T21">הוכחנו בהרצאה, שכאשר האזרחים מתחלקים לקבוצות “</text:span><text:span text:style-name="T22">ממוקדות</text:span><text:span text:style-name="T21">”, כך שהאזרחים בכל קבוצה </text:span><text:span text:style-name="T26">j נותנים 100% מהתקציב לנושא j, התקציב המתקבל מתחלק בין הנושאים ביחס ישר למספר התומכים של כל נושא: </text:span><text:span text:style-name="T27">נושא שיש לו k תומכים יקבל </text:span><text:span text:style-name="T40">לפחות</text:span><text:span text:style-name="T27"> </text:span><text:span text:style-name="T40">C*</text:span><text:span text:style-name="T27">k/n . </text:span><text:span text:style-name="T40">בפרט, נושא שיש לו תומך אחד יקבל לפחות C/n.</text:span></text:p>
      <text:p text:style-name="P41"><text:span text:style-name="T26">עכשיו נניח שיש רק </text:span><text:span text:style-name="T38">אזרח </text:span><text:span text:style-name="T49">אחד</text:span><text:span text:style-name="T26"> </text:span><text:span text:style-name="T27">ממוקד, </text:span><text:span text:style-name="T38">הנותן </text:span><text:span text:style-name="T26">100% מהתקציב לנושא j. שאר האזרחים יכולים לחלק את התקציב באופן כלשהו – </text:span><text:span text:style-name="T27">לא דווקא באופן ממוקד. </text:span><text:span text:style-name="T42">לדוגמה נניח </text:span><text:span text:style-name="T68">יש שלושה אזרחים </text:span><text:span text:style-name="T65">ושלושה נושאים והתקציב הכולל הוא 30. הצבעות האזרחים:</text:span></text:p>
      <text:list xml:id="list2851507227" text:style-name="L1">
        <text:list-item>
          <text:p text:style-name="P34"><text:span text:style-name="T67">אזרח א: </text:span><text:span text:style-name="T66">30, 0, 0.</text:span></text:p>
        </text:list-item>
        <text:list-item>
          <text:p text:style-name="P34"><text:span text:style-name="T67">אזרח ב: </text:span><text:span text:style-name="T66">0, 15, 15.</text:span></text:p>
        </text:list-item>
        <text:list-item>
          <text:p text:style-name="P36"><text:span text:style-name="T65">אזרח ג: </text:span><text:span text:style-name="T66">0, 15, 15.</text:span></text:p>
        </text:list-item>
      </text:list>
      <text:p text:style-name="P42"><text:span text:style-name="T25">אזרח א ממוקד, אבל אזרחים ב, ג לא ממוקדים.</text:span></text:p>
      <text:p text:style-name="P41"><text:span text:style-name="T43">א. </text:span><text:span text:style-name="T42">הוכיחו, ש</text:span><text:span text:style-name="T39">האלגוריתם נותן לנושא </text:span><text:span text:style-name="T42">א</text:span><text:span text:style-name="T39"> </text:span><text:span text:style-name="T50">פחות </text:span><text:span text:style-name="T39">מ-</text:span><text:span text:style-name="T38">C</text:span><text:span text:style-name="T27">/n מהתקציב</text:span><text:span text:style-name="T28">. </text:span><text:span text:style-name="T48">פרטו את שלבי החישוב בעזרת חיפוש בינארי</text:span><text:span text:style-name="T47">.</text:span></text:p>
      <text:p text:style-name="P41"><text:span text:style-name="T28">* ב. </text:span><text:span text:style-name="T41">הציעו שיפור לאלגוריתם (המשתמש בפונקציות שונות מהפונקציות שהראינו בהרצאה), המבטיח, </text:span><text:span text:style-name="T44">שלכל אזרח ממוקד התומך בנושא j, נושא j יקבל לפחות C/n. </text:span><text:span text:style-name="T46">הדגימו את האלגוריתם שלכם על הדוגמה למעלה, ו</text:span><text:span text:style-name="T45">הוכיחו </text:span><text:span text:style-name="T46">שהיא נכונה תמיד</text:span><text:span text:style-name="T45">.</text:span></text:p>
      <text:p text:style-name="P4"><text:span text:style-name="T75">שאלה </text:span><text:span text:style-name="T18">2</text:span><text:span text:style-name="T9">: </text:span><text:span text:style-name="T14">אלגוריתם הממוצע – יעילות פארטו</text:span></text:p>
      <text:p text:style-name="P8">א. הוכיחו, שהאלגוריתם המחזיר את התקציב הממוצע הוא יעיל פארטו כשיש <text:span text:style-name="T87">רק </text:span>שני נושאים.</text:p>
      <text:p text:style-name="P8"/>
      <text:p text:style-name="P8">* ב. הוכיחו, שהאלגוריתם המחזיר את התקציב הממוצע הוא יעיל פארטו כשיש מספר כלשהו של נושאים.</text:p>
      <text:p text:style-name="P9"><text:span text:style-name="T24">רמז</text:span><text:span text:style-name="T34">: </text:span><text:span text:style-name="T35">השתמשו במשפט (שאולי למדתם בקורס בהסתברות; </text:span><text:span text:style-name="T36">חפשו בגוגל כדי להיזכר</text:span><text:span text:style-name="T35">):<text:line-break/> “</text:span><text:span text:style-name="Source_20_Text"><text:span text:style-name="T85">the mean minimizes the mean squared error</text:span></text:span><text:span text:style-name="Source_20_Text"><text:span text:style-name="T86">.</text:span></text:span><text:span text:style-name="T35">”</text:span></text:p>
      <text:p text:style-name="P5"><text:span text:style-name="T75">שאלה </text:span><text:span text:style-name="T18">3</text:span><text:span text:style-name="T9">:</text:span><text:span text:style-name="T75"> </text:span><text:span text:style-name="T3">מניפולציה קבוצתית</text:span></text:p>
      <text:p text:style-name="P18"><text:span text:style-name="T88">נתון אלגוריתם כלשהו לחלוקת משאבים. נאמר שלתת-קבוצה כלשהי של שחקנים יש </text:span><text:span text:style-name="T90">מניפולציה קבוצתית מוצלחת</text:span><text:span text:style-name="T88"> אם הם יכולים לשנות את הקלט שלהם (להגיד ערכים שונים מהערכים האמיתיים שלהם), כך ש</text:span><text:span text:style-name="T91">לפחות </text:span><text:span text:style-name="T88">שחקן אחד מהקבוצה ירוויח, וכל השחקנים </text:span><text:span text:style-name="T92">בקבוצה </text:span><text:span text:style-name="T88">לא יפסידו.</text:span></text:p>
      <text:p text:style-name="P17">אלגוריתם הוא <text:span text:style-name="T89">מגלה-אמת לקבוצות</text:span> (באנגלית <text:span text:style-name="T84">group strategyproof) </text:span>אם לאף תת-קבוצה של שחקנים אין מניפולציה קבוצתית מוצלחת. <text:s text:c="3"/><text:span text:style-name="T91">שימו לב: אלגוריתם הוא מגלה-אמת </text:span><text:span text:style-name="T95">(לפי ההגדרה שראינו באחד השיעורים הקודמים) </text:span><text:span text:style-name="T91">אם לאף תת-קבוצה </text:span><text:span text:style-name="T94">בגודל 1 </text:span><text:span text:style-name="T91">אין מניפולציה קבוצתית מוצלחת. </text:span><text:span text:style-name="T95">לכן, כל אלגוריתם מגלה-אמת-לקבוצות הוא גם מגלה-אמת.</text:span></text:p>
      <text:p text:style-name="P19"><text:span text:style-name="T96">א. הוכיחו, </text:span><text:span text:style-name="T70">שמכרז ויקרי </text:span><text:span text:style-name="T71">למכירת חפץ יחיד </text:span><text:span text:style-name="T70">אינו מגלה-אמת-לקבוצות. </text:span></text:p>
      <text:p text:style-name="P20"><text:soft-page-break/><text:span text:style-name="T70">ב. </text:span><text:span text:style-name="T69">הוכיחו, שאלגוריתם החציון </text:span><text:span text:style-name="T73">הפשוט</text:span><text:span text:style-name="T72"> </text:span><text:span text:style-name="T69">הוא מגלה-אמת-לקבוצות.</text:span></text:p>
      <text:p text:style-name="P3"><text:span text:style-name="T75">שאלה </text:span><text:span text:style-name="T18">4</text:span><text:span text:style-name="T9">:</text:span><text:span text:style-name="T75"> </text:span><text:span text:style-name="T79">פונקציית תועלת שונה</text:span></text:p>
      <text:p text:style-name="P31">בהרצאה הגדרנו את פונקציית התועלת השלילית של כל שחקן <text:span text:style-name="T84">i כסכום המרחקים בין התקציב האידיאלי שלו לבין התקציב בפועל:</text:span></text:p>
      <text:p text:style-name="P37"><text:span text:style-name="T84">- Sum</text:span><text:span text:style-name="T82">j</text:span><text:span text:style-name="T98"> |d</text:span><text:span text:style-name="T82">j</text:span><text:span text:style-name="T98"> – p</text:span><text:span text:style-name="T82">i,j</text:span><text:span text:style-name="T98">|</text:span></text:p>
      <text:p text:style-name="P31">נניח שמגדירים את פונקציית התועלת <text:span text:style-name="T84">השלילית </text:span>של כל שחקן כסכום <text:span text:style-name="T93">ריבועי </text:span>המרחקים:</text:p>
      <text:p text:style-name="P39"><text:span text:style-name="T74">- Sum</text:span><text:span text:style-name="T81">j</text:span><text:span text:style-name="T99"> (d</text:span><text:span text:style-name="T81">j</text:span><text:span text:style-name="T99"> – p</text:span><text:span text:style-name="T81">i,j</text:span><text:span text:style-name="T99">)</text:span><text:span text:style-name="T100">2</text:span></text:p>
      <text:p text:style-name="P38"/>
      <text:p text:style-name="P31">הוכיחו, שאלגוריתם החציון המוכלל עדיין מקיים את כל התכונות שהוכחנו בהרצאה:</text:p>
      <text:p text:style-name="P31">א. לכל קבוצה של הצבעות קבועות, אלגוריתם החציון המוכלל מגלה-אמת.</text:p>
      <text:p text:style-name="P31">ב. לכל קבוצה של לכל היותר n-1 הצבעות קבועות, אלגוריתם החציון המוכלל יעיל-פארטו.</text:p>
      <text:p text:style-name="P31">ג. עם n-1 הצבעות קבועות המפולגות אחיד בין 0 ל-C, אלגוריתם החציון המוכלל הוגן-לקבוצות.</text:p>
      <text:p text:style-name="P10"/>
      <text:p text:style-name="P7"><text:span text:style-name="T75">שאלה </text:span><text:span text:style-name="T7">5</text:span><text:span text:style-name="T9">:</text:span><text:span text:style-name="T75"> </text:span><text:span text:style-name="T77">תיכנות: </text:span><text:span text:style-name="T11">חישוב תקציב</text:span></text:p>
      <text:p text:style-name="P12"><text:span text:style-name="T37">א. </text:span><text:span text:style-name="T28">כ</text:span><text:span text:style-name="T29">תבו פונקציה בפייתון, המקבל</text:span><text:span text:style-name="T30">ת</text:span><text:span text:style-name="T29"> כקלט </text:span><text:span text:style-name="T30">את כמות הכסף בקופה</text:span><text:span text:style-name="T29"> </text:span><text:span text:style-name="T31">ו</text:span><text:span text:style-name="T30">הצבעות האזרחים, </text:span><text:span text:style-name="T32">ומחשבת את התקציב</text:span><text:span text:style-name="T33"> בעזרת אלגוריתם החציון המוכלל עם פונקציות עולות ליניאריות</text:span><text:span text:style-name="T29">. </text:span><text:span text:style-name="T32">כותרת הפונקציה:</text:span></text:p>
      <text:p text:style-name="P23"/>
      <text:p text:style-name="P26"><text:span text:style-name="T23">def</text:span><text:span text:style-name="T52"> </text:span><text:span text:style-name="T54">compute_</text:span><text:span text:style-name="T56">budget</text:span><text:span text:style-name="T52">(</text:span></text:p>
      <text:p text:style-name="P27"><text:tab/>total_budget:float,</text:p>
      <text:p text:style-name="P26"><text:span text:style-name="T52"><text:tab/>citizen_votes:</text:span><text:span text:style-name="T53">List[List]</text:span></text:p>
      <text:p text:style-name="P28"><text:span text:style-name="T52">) → </text:span><text:span text:style-name="T51">List[float]</text:span></text:p>
      <text:p text:style-name="P24"><text:span text:style-name="T54">הנה דוגמת קריאה לפונקציה עבור תקציב עם שלושה </text:span><text:span text:style-name="T55">סעיפים</text:span><text:span text:style-name="T54">, ושני אזרחים:</text:span></text:p>
      <text:p text:style-name="P26"><text:span text:style-name="T54">compute_budget(100, [ [</text:span><text:span text:style-name="T57">100, 0, 0</text:span><text:span text:style-name="T54">], [0, 0, 100] ])</text:span></text:p>
      <text:p text:style-name="P25">הערך המוחזר הוא רשימה עם מספרים כמספר הסעיפים, למשל:</text:p>
      <text:p text:style-name="P26"><text:span text:style-name="T55">[</text:span><text:span text:style-name="T57">50, 0, 50</text:span><text:span text:style-name="T55">]</text:span></text:p>
      <text:p text:style-name="P45">צרפו דוגמאות-הרצה.</text:p>
      <text:p text:style-name="P24"><text:span text:style-name="T61">* </text:span><text:span text:style-name="T60">ב. כתבו </text:span><text:span text:style-name="T62">קוד, הבודק אם התוצאה של הפונקציה compute_budget </text:span><text:span text:style-name="T64">מסעיף א </text:span><text:span text:style-name="T62">היא הוגנת לקבוצות. הריצו את הפונקציה על </text:span><text:span text:style-name="T58">עבור </text:span><text:span text:style-name="T59">תקציב עם 3 נושאים, </text:span><text:span text:style-name="T58">מדינה עם 10 אזרחים, </text:span><text:span text:style-name="T63">וכל הצירופים הדרושים על-מנת לוודא שהתקציב הוא אכן הוגן לקבוצות.</text:span></text:p>
      <text:p text:style-name="P21"/>
      <text:p text:style-name="P6"><text:span text:style-name="T75">* </text:span><text:span text:style-name="T78">שאלה</text:span><text:span text:style-name="T75"> </text:span><text:span text:style-name="T78">6. זכויות לפי גובה המס [שידור חוזר </text:span><text:span text:style-name="T4">מהמטלה הקודמת</text:span><text:span text:style-name="T5">]</text:span></text:p>
      <text:p text:style-name="P22">ניתן לפתור את שאלה <text:span text:style-name="T89">2 ג</text:span> מהמטלה הקודמת (להוכיח שכל תקציב נאש מוכלל הוא פריק לפי ההגדרה המתחשבת בגובה המס).</text:p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3-01-04T16:17:00.166000000</dc:date>
    <meta:editing-duration>P12DT2H51M40S</meta:editing-duration>
    <meta:editing-cycles>1656</meta:editing-cycles>
    <meta:document-statistic meta:table-count="0" meta:image-count="0" meta:object-count="0" meta:page-count="2" meta:paragraph-count="45" meta:word-count="597" meta:character-count="3506" meta:non-whitespace-character-count="2947"/>
  </office:meta>
</office:document-meta>
</file>